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381cm" fo:margin-left="-0.191cm" table:align="left" style:writing-mode="lr-tb"/>
    </style:style>
    <style:style style:name="Таблица1.A" style:family="table-column">
      <style:table-column-properties style:column-width="7.669cm"/>
    </style:style>
    <style:style style:name="Таблица1.B" style:family="table-column">
      <style:table-column-properties style:column-width="4.602cm"/>
    </style:style>
    <style:style style:name="Таблица1.C" style:family="table-column">
      <style:table-column-properties style:column-width="5.11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tab-stops>
          <style:tab-stop style:position="17.002cm" style:type="right"/>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line-height="150%" fo:text-align="center" style:justify-single-word="false"/>
      <style:text-properties fo:font-size="14pt" style:font-size-asian="14pt" style:font-size-complex="14pt"/>
    </style:style>
    <style:style style:name="P7" style:family="paragraph" style:parent-style-name="Standard">
      <style:paragraph-properties style:snap-to-layout-grid="false"/>
      <style:text-properties fo:font-size="14pt" style:font-size-asian="14pt" style:font-size-complex="14pt"/>
    </style:style>
    <style:style style:name="P8"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9" style:family="paragraph" style:parent-style-name="Standard">
      <style:paragraph-properties fo:text-align="center" style:justify-single-word="false"/>
      <style:text-properties fo:color="#000000" fo:font-size="14pt" officeooo:rsid="000b78e2" officeooo:paragraph-rsid="000b78e2" style:font-size-asian="14pt" style:font-size-complex="14pt"/>
    </style:style>
    <style:style style:name="P10" style:family="paragraph" style:parent-style-name="Standard">
      <style:paragraph-properties fo:line-height="150%" fo:text-align="center" style:justify-single-word="false"/>
      <style:text-properties fo:color="#000000" fo:font-size="14pt" officeooo:rsid="000b78e2" officeooo:paragraph-rsid="000b78e2" style:font-size-asian="14pt" style:font-size-complex="14pt" style:font-weight-complex="bold"/>
    </style:style>
    <style:style style:name="P11" style:family="paragraph" style:parent-style-name="Standard">
      <style:paragraph-properties fo:margin-left="0cm" fo:margin-right="0cm" fo:line-height="150%" fo:text-align="justify" style:justify-single-word="false" fo:text-indent="1.251cm" style:auto-text-indent="false"/>
      <style:text-properties fo:font-size="14pt" fo:font-weight="bold" style:font-size-asian="14pt" style:font-weight-asian="bold" style:font-size-complex="14pt"/>
    </style:style>
    <style:style style:name="P12" style:family="paragraph" style:parent-style-name="Standard">
      <style:paragraph-properties fo:margin-left="0cm" fo:margin-right="0cm" fo:line-height="100%" fo:text-align="justify" style:justify-single-word="false" fo:text-indent="1.251cm" style:auto-text-indent="false"/>
      <style:text-properties fo:font-size="14pt" fo:font-weight="bold" style:font-size-asian="14pt" style:font-weight-asian="bold" style:font-size-complex="14pt"/>
    </style:style>
    <style:style style:name="P13" style:family="paragraph" style:parent-style-name="Standard">
      <style:paragraph-properties fo:margin-left="0cm" fo:margin-right="0cm" fo:line-height="150%" fo:text-align="justify" style:justify-single-word="false" fo:text-indent="0cm" style:auto-text-indent="false"/>
      <style:text-properties officeooo:paragraph-rsid="001e4d56"/>
    </style:style>
    <style:style style:name="P14" style:family="paragraph" style:parent-style-name="Times14_5f_РИО2">
      <style:paragraph-properties fo:margin-left="0cm" fo:margin-right="0cm" fo:line-height="150%" fo:text-align="center" style:justify-single-word="false" fo:text-indent="0cm" style:auto-text-indent="false"/>
    </style:style>
    <style:style style:name="P15" style:family="paragraph" style:parent-style-name="Text_20_body">
      <style:paragraph-properties fo:margin-top="0cm" fo:margin-bottom="0.499cm" loext:contextual-spacing="false" fo:text-align="justify" style:justify-single-word="false"/>
    </style:style>
    <style:style style:name="P16" style:family="paragraph" style:parent-style-name="Text_20_body">
      <style:paragraph-properties fo:margin-top="0cm" fo:margin-bottom="0.499cm" loext:contextual-spacing="false" fo:text-align="justify" style:justify-single-word="false"/>
      <style:text-properties fo:font-size="14pt" fo:font-weight="normal" officeooo:rsid="0016b88c" officeooo:paragraph-rsid="001fe5f0" style:font-size-asian="14pt" style:font-weight-asian="normal" style:font-size-complex="14pt" style:font-weight-complex="normal"/>
    </style:style>
    <style:style style:name="P17" style:family="paragraph" style:parent-style-name="Text_20_body">
      <style:paragraph-properties fo:margin-top="0cm" fo:margin-bottom="0cm" loext:contextual-spacing="false" fo:line-height="100%" fo:text-align="justify" style:justify-single-word="false"/>
      <style:text-properties fo:font-weight="normal" officeooo:rsid="001fe5f0" officeooo:paragraph-rsid="001fe5f0" style:font-weight-asian="normal" style:font-weight-complex="normal"/>
    </style:style>
    <style:style style:name="P18" style:family="paragraph" style:parent-style-name="Text_20_body">
      <style:paragraph-properties fo:margin-top="0cm" fo:margin-bottom="0cm" loext:contextual-spacing="false" fo:line-height="100%" fo:text-align="justify" style:justify-single-word="false"/>
      <style:text-properties fo:font-weight="normal" officeooo:rsid="001ff78a" officeooo:paragraph-rsid="001ff78a" style:font-weight-asian="normal" style:font-weight-complex="normal"/>
    </style:style>
    <style:style style:name="P19"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20" style:family="paragraph" style:parent-style-name="Standard">
      <style:paragraph-properties fo:margin-left="0cm" fo:margin-right="0cm" fo:line-height="100%" fo:text-align="justify" style:justify-single-word="false" fo:text-indent="1.251cm" style:auto-text-indent="false" fo:break-before="page"/>
      <style:text-properties fo:font-size="14pt" fo:font-weight="bold" style:font-size-asian="14pt" style:font-weight-asian="bold" style:font-size-complex="14pt"/>
    </style:style>
    <style:style style:name="P21" style:family="paragraph" style:parent-style-name="Standard">
      <style:paragraph-properties fo:margin-left="0cm" fo:margin-right="0cm" fo:line-height="100%" fo:text-align="justify" style:justify-single-word="false" fo:text-indent="0cm" style:auto-text-indent="false"/>
      <style:text-properties fo:color="#000000" fo:font-size="14pt" officeooo:rsid="001acf6f" officeooo:paragraph-rsid="001432d8" style:font-size-asian="14pt" style:font-size-complex="14pt"/>
    </style:style>
    <style:style style:name="P22" style:family="paragraph" style:parent-style-name="Standard">
      <style:paragraph-properties fo:margin-left="0cm" fo:margin-right="0cm" fo:line-height="100%" fo:text-align="justify" style:justify-single-word="false" fo:text-indent="0cm" style:auto-text-indent="false"/>
      <style:text-properties fo:color="#000000" fo:font-size="14pt" officeooo:paragraph-rsid="001432d8" style:font-size-asian="14pt" style:font-size-complex="14pt"/>
    </style:style>
    <style:style style:name="P23" style:family="paragraph" style:parent-style-name="Standard">
      <style:paragraph-properties fo:margin-left="0cm" fo:margin-right="0cm" fo:line-height="150%" fo:text-align="justify" style:justify-single-word="false" fo:text-indent="0cm" style:auto-text-indent="false"/>
      <style:text-properties fo:color="#ff0000" fo:font-size="14pt" style:font-size-asian="14pt" style:font-size-complex="14pt"/>
    </style:style>
    <style:style style:name="P24" style:family="paragraph" style:parent-style-name="Standard">
      <style:paragraph-properties fo:margin-left="0cm" fo:margin-right="0cm" fo:line-height="150%" fo:text-align="justify" style:justify-single-word="false" fo:text-indent="0cm" style:auto-text-indent="false"/>
      <style:text-properties officeooo:paragraph-rsid="001e4d56"/>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Times New Roman1" fo:font-size="14pt" officeooo:paragraph-rsid="001e4d56" style:font-size-asian="14pt" style:font-size-complex="14pt"/>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Times New Roman1" fo:font-size="14pt" officeooo:rsid="00244399" officeooo:paragraph-rsid="00244399" style:font-size-asian="14pt" style:font-size-complex="14pt"/>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4pt" fo:font-weight="normal" officeooo:rsid="00244399" officeooo:paragraph-rsid="00244399" style:font-size-asian="14pt" style:font-weight-asian="normal" style:font-size-complex="14pt" style:font-weight-complex="normal"/>
    </style:style>
    <style:style style:name="P28" style:family="paragraph" style:parent-style-name="Standard">
      <style:paragraph-properties fo:margin-top="0cm" fo:margin-bottom="0.499cm" loext:contextual-spacing="false" fo:text-align="start" style:justify-single-word="false"/>
    </style:style>
    <style:style style:name="P29"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text-properties officeooo:paragraph-rsid="000f0720"/>
    </style:style>
    <style:style style:name="P30"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style:text-properties officeooo:paragraph-rsid="00215049"/>
    </style:style>
    <style:style style:name="P31" style:family="paragraph" style:parent-style-name="Text_20_body" style:list-style-name="L16">
      <style:paragraph-properties fo:text-align="start" style:justify-single-word="false"/>
      <style:text-properties fo:font-weight="normal" style:font-weight-asian="normal" style:font-weight-complex="normal"/>
    </style:style>
    <style:style style:name="P32" style:family="paragraph" style:parent-style-name="Text_20_body" style:list-style-name="L15">
      <style:paragraph-properties fo:text-align="start" style:justify-single-word="false"/>
    </style:style>
    <style:style style:name="P33" style:family="paragraph" style:parent-style-name="Text_20_body" style:list-style-name="L17">
      <style:paragraph-properties fo:text-align="start" style:justify-single-word="false"/>
      <style:text-properties fo:font-size="14pt" fo:font-weight="normal" style:font-size-asian="14pt" style:font-weight-asian="normal" style:font-size-complex="14pt" style:font-weight-complex="normal"/>
    </style:style>
    <style:style style:name="P34" style:family="paragraph" style:parent-style-name="Text_20_body" style:list-style-name="L18">
      <style:paragraph-properties fo:text-align="start" style:justify-single-word="false"/>
      <style:text-properties fo:font-size="14pt" fo:font-weight="normal" style:font-size-asian="14pt" style:font-weight-asian="normal" style:font-size-complex="14pt" style:font-weight-complex="normal"/>
    </style:style>
    <style:style style:name="P35" style:family="paragraph" style:parent-style-name="Text_20_body" style:list-style-name="L19">
      <style:paragraph-properties fo:text-align="start" style:justify-single-word="false"/>
      <style:text-properties fo:font-size="14pt" fo:font-weight="normal" style:font-size-asian="14pt" style:font-weight-asian="normal" style:font-size-complex="14pt" style:font-weight-complex="normal"/>
    </style:style>
    <style:style style:name="P36" style:family="paragraph" style:parent-style-name="Text_20_body">
      <style:paragraph-properties fo:margin-top="0cm" fo:margin-bottom="0.499cm" loext:contextual-spacing="false" fo:text-align="start" style:justify-single-word="false"/>
      <style:text-properties fo:font-weight="normal" style:font-weight-asian="normal" style:font-weight-complex="normal"/>
    </style:style>
    <style:style style:name="P37" style:family="paragraph" style:parent-style-name="Text_20_body" style:list-style-name="L16">
      <style:paragraph-properties fo:margin-top="0cm" fo:margin-bottom="0.499cm" loext:contextual-spacing="false" fo:text-align="start" style:justify-single-word="false"/>
      <style:text-properties fo:font-weight="normal" style:font-weight-asian="normal" style:font-weight-complex="normal"/>
    </style:style>
    <style:style style:name="P38" style:family="paragraph" style:parent-style-name="Text_20_body">
      <style:paragraph-properties fo:margin-top="0cm" fo:margin-bottom="0.499cm" loext:contextual-spacing="false" fo:text-align="justify" style:justify-single-word="false"/>
      <style:text-properties fo:font-size="14pt" fo:font-weight="bold" officeooo:rsid="00172fcf" officeooo:paragraph-rsid="001fe5f0" style:font-size-asian="14pt" style:font-weight-asian="bold" style:font-size-complex="14pt" style:font-weight-complex="bold"/>
    </style:style>
    <style:style style:name="P39" style:family="paragraph" style:parent-style-name="Text_20_body" style:list-style-name="L18">
      <style:paragraph-properties fo:margin-top="0cm" fo:margin-bottom="0.499cm" loext:contextual-spacing="false" fo:text-align="start" style:justify-single-word="false"/>
      <style:text-properties fo:font-size="14pt" fo:font-weight="normal" style:font-size-asian="14pt" style:font-weight-asian="normal" style:font-size-complex="14pt" style:font-weight-complex="normal"/>
    </style:style>
    <style:style style:name="P40" style:family="paragraph" style:parent-style-name="Text_20_body" style:list-style-name="L17">
      <style:paragraph-properties fo:margin-top="0cm" fo:margin-bottom="0.499cm" loext:contextual-spacing="false" fo:text-align="start" style:justify-single-word="false"/>
      <style:text-properties fo:font-size="14pt" fo:font-style="italic" fo:font-weight="normal" style:font-size-asian="14pt" style:font-weight-asian="normal" style:font-size-complex="14pt" style:font-weight-complex="normal"/>
    </style:style>
    <style:style style:name="P41" style:family="paragraph" style:parent-style-name="Text_20_body">
      <style:paragraph-properties fo:margin-top="0cm" fo:margin-bottom="0.499cm" loext:contextual-spacing="false" fo:text-align="start" style:justify-single-word="false"/>
    </style:style>
    <style:style style:name="P42" style:family="paragraph" style:parent-style-name="Text_20_body" style:list-style-name="L15">
      <style:paragraph-properties fo:margin-top="0cm" fo:margin-bottom="0.499cm" loext:contextual-spacing="false" fo:text-align="start" style:justify-single-word="false"/>
    </style:style>
    <style:style style:name="P43" style:family="paragraph" style:parent-style-name="Text_20_body" style:list-style-name="L19">
      <style:paragraph-properties fo:margin-top="0cm" fo:margin-bottom="0.499cm" loext:contextual-spacing="false" fo:text-align="start" style:justify-single-word="false"/>
    </style:style>
    <style:style style:name="P44" style:family="paragraph" style:parent-style-name="Text_20_body" style:list-style-name="L5">
      <style:paragraph-properties fo:margin-top="0cm" fo:margin-bottom="0cm" loext:contextual-spacing="false" fo:line-height="100%" fo:text-align="justify" style:justify-single-word="false"/>
      <style:text-properties fo:font-weight="normal" officeooo:rsid="001fe5f0" officeooo:paragraph-rsid="001fe5f0" style:font-weight-asian="normal" style:font-weight-complex="normal"/>
    </style:style>
    <style:style style:name="P45" style:family="paragraph" style:parent-style-name="Text_20_body" style:list-style-name="L6">
      <style:paragraph-properties fo:margin-top="0cm" fo:margin-bottom="0cm" loext:contextual-spacing="false" fo:line-height="100%" fo:text-align="justify" style:justify-single-word="false"/>
      <style:text-properties fo:font-weight="normal" officeooo:rsid="001fe5f0" officeooo:paragraph-rsid="001fe5f0" style:font-weight-asian="normal" style:font-weight-complex="normal"/>
    </style:style>
    <style:style style:name="P46" style:family="paragraph" style:parent-style-name="Text_20_body" style:list-style-name="L7">
      <style:paragraph-properties fo:margin-top="0cm" fo:margin-bottom="0cm" loext:contextual-spacing="false" fo:line-height="100%" fo:text-align="justify" style:justify-single-word="false"/>
      <style:text-properties fo:font-weight="normal" officeooo:rsid="001fe5f0" officeooo:paragraph-rsid="001fe5f0" style:font-weight-asian="normal" style:font-weight-complex="normal"/>
    </style:style>
    <style:style style:name="P47" style:family="paragraph" style:parent-style-name="Text_20_body" style:list-style-name="L8">
      <style:paragraph-properties fo:margin-top="0cm" fo:margin-bottom="0cm" loext:contextual-spacing="false" fo:line-height="100%" fo:text-align="justify" style:justify-single-word="false"/>
      <style:text-properties fo:font-weight="normal" officeooo:rsid="001fe5f0" officeooo:paragraph-rsid="001fe5f0" style:font-weight-asian="normal" style:font-weight-complex="normal"/>
    </style:style>
    <style:style style:name="P48" style:family="paragraph" style:parent-style-name="Text_20_body">
      <style:paragraph-properties fo:margin-top="0cm" fo:margin-bottom="0cm" loext:contextual-spacing="false" fo:line-height="100%" fo:text-align="justify" style:justify-single-word="false"/>
      <style:text-properties fo:font-weight="normal" officeooo:rsid="001fe5f0" officeooo:paragraph-rsid="001fe5f0" style:font-weight-asian="normal" style:font-weight-complex="normal"/>
    </style:style>
    <style:style style:name="P49" style:family="paragraph" style:parent-style-name="Text_20_body" style:list-style-name="L9">
      <style:paragraph-properties fo:margin-top="0cm" fo:margin-bottom="0cm" loext:contextual-spacing="false" fo:line-height="100%" fo:text-align="justify" style:justify-single-word="false"/>
      <style:text-properties fo:font-weight="normal" officeooo:rsid="001ff78a" officeooo:paragraph-rsid="001ff78a" style:font-weight-asian="normal" style:font-weight-complex="normal"/>
    </style:style>
    <style:style style:name="P50" style:family="paragraph" style:parent-style-name="Text_20_body" style:list-style-name="L10">
      <style:paragraph-properties fo:margin-top="0cm" fo:margin-bottom="0cm" loext:contextual-spacing="false" fo:line-height="100%" fo:text-align="justify" style:justify-single-word="false"/>
      <style:text-properties fo:font-weight="normal" officeooo:rsid="001ff78a" officeooo:paragraph-rsid="001ff78a" style:font-weight-asian="normal" style:font-weight-complex="normal"/>
    </style:style>
    <style:style style:name="P51" style:family="paragraph" style:parent-style-name="Text_20_body" style:list-style-name="L11">
      <style:paragraph-properties fo:margin-top="0cm" fo:margin-bottom="0cm" loext:contextual-spacing="false" fo:line-height="100%" fo:text-align="justify" style:justify-single-word="false"/>
      <style:text-properties fo:font-weight="normal" officeooo:rsid="001ff78a" officeooo:paragraph-rsid="001ff78a" style:font-weight-asian="normal" style:font-weight-complex="normal"/>
    </style:style>
    <style:style style:name="P52" style:family="paragraph" style:parent-style-name="Text_20_body" style:list-style-name="L12">
      <style:paragraph-properties fo:margin-top="0cm" fo:margin-bottom="0cm" loext:contextual-spacing="false" fo:line-height="100%" fo:text-align="justify" style:justify-single-word="false"/>
      <style:text-properties fo:font-weight="normal" officeooo:rsid="001ff78a" officeooo:paragraph-rsid="001ff78a" style:font-weight-asian="normal" style:font-weight-complex="normal"/>
    </style:style>
    <style:style style:name="P53" style:family="paragraph" style:parent-style-name="Text_20_body" style:list-style-name="L13">
      <style:paragraph-properties fo:margin-top="0cm" fo:margin-bottom="0cm" loext:contextual-spacing="false" fo:line-height="100%" fo:text-align="justify" style:justify-single-word="false"/>
      <style:text-properties fo:font-weight="normal" officeooo:rsid="001ff78a" officeooo:paragraph-rsid="001ff78a" style:font-weight-asian="normal" style:font-weight-complex="normal"/>
    </style:style>
    <style:style style:name="P54" style:family="paragraph" style:parent-style-name="Text_20_body" style:list-style-name="L14">
      <style:paragraph-properties fo:margin-top="0cm" fo:margin-bottom="0cm" loext:contextual-spacing="false" fo:line-height="100%" fo:text-align="justify" style:justify-single-word="false"/>
      <style:text-properties fo:font-weight="normal" officeooo:rsid="001ff78a" officeooo:paragraph-rsid="001ff78a" style:font-weight-asian="normal" style:font-weight-complex="normal"/>
    </style:style>
    <style:style style:name="P55" style:family="paragraph" style:parent-style-name="Text_20_body">
      <style:paragraph-properties fo:margin-top="0cm" fo:margin-bottom="0cm" loext:contextual-spacing="false" fo:line-height="100%" fo:text-align="justify" style:justify-single-word="false"/>
      <style:text-properties fo:font-weight="normal" officeooo:rsid="001ff78a" officeooo:paragraph-rsid="001fe5f0" style:font-weight-asian="normal" style:font-weight-complex="normal"/>
    </style:style>
    <style:style style:name="P5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paragraph-rsid="00215049"/>
    </style:style>
    <style:style style:name="P5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paragraph-rsid="000f0720"/>
    </style:style>
    <style:style style:name="P5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paragraph-rsid="000f0720" style:font-weight-asian="normal" style:font-weight-complex="normal"/>
    </style:style>
    <style:style style:name="P5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paragraph-rsid="002236b7" style:font-weight-asian="normal" style:font-weight-complex="normal"/>
    </style:style>
    <style:style style:name="P6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weight="normal" officeooo:paragraph-rsid="000f0720" style:font-weight-asian="normal" style:font-weight-complex="normal"/>
    </style:style>
    <style:style style:name="P6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rsid="002236b7" officeooo:paragraph-rsid="002236b7" style:font-weight-asian="normal" style:font-weight-complex="normal"/>
    </style:style>
    <style:style style:name="P6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rsid="002236b7" officeooo:paragraph-rsid="002236b7"/>
    </style:style>
    <style:style style:name="P6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fo:font-weight="normal" officeooo:rsid="002236b7" officeooo:paragraph-rsid="002236b7" style:font-weight-asian="normal" style:font-weight-complex="normal"/>
    </style:style>
    <style:style style:name="P64" style:family="paragraph" style:parent-style-name="Preformatted_20_Text">
      <style:paragraph-properties fo:margin-top="0cm" fo:margin-bottom="0.499cm" loext:contextual-spacing="false"/>
    </style:style>
    <style:style style:name="P65" style:family="paragraph" style:parent-style-name="Preformatted_20_Text">
      <style:paragraph-properties fo:margin-top="0cm" fo:margin-bottom="0.499cm" loext:contextual-spacing="false"/>
      <style:text-properties style:font-name="Times New Roman1" fo:font-size="14pt" style:font-size-asian="14pt" style:font-size-complex="14pt"/>
    </style:style>
    <style:style style:name="T1" style:family="text">
      <style:text-properties fo:text-transform="uppercase" style:font-size-complex="14pt"/>
    </style:style>
    <style:style style:name="T2" style:family="text">
      <style:text-properties fo:font-size="14pt" style:font-size-asian="14pt" style:font-size-complex="14pt"/>
    </style:style>
    <style:style style:name="T3" style:family="text">
      <style:text-properties fo:font-size="14pt" officeooo:rsid="000b78e2"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officeooo:rsid="000b21a4" style:font-size-asian="14pt" style:font-weight-asian="bold" style:font-size-complex="14pt"/>
    </style:style>
    <style:style style:name="T6" style:family="text">
      <style:text-properties fo:font-size="14pt" fo:font-weight="bold" style:font-size-asian="14pt" style:font-weight-asian="bold" style:font-size-complex="14pt" style:font-weight-complex="normal"/>
    </style:style>
    <style:style style:name="T7" style:family="text">
      <style:text-properties fo:font-size="14pt" fo:font-weight="bold" officeooo:rsid="0016b88c" style:font-size-asian="14pt" style:font-weight-asian="bold" style:font-size-complex="14pt" style:font-weight-complex="normal"/>
    </style:style>
    <style:style style:name="T8" style:family="text">
      <style:text-properties fo:font-size="14pt" fo:font-weight="bold" officeooo:rsid="00215049" style:font-size-asian="14pt" style:font-weight-asian="bold" style:font-size-complex="14pt"/>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4pt" fo:font-weight="normal" officeooo:rsid="00244399" style:font-size-asian="14pt" style:font-weight-asian="normal" style:font-size-complex="14pt" style:font-weight-complex="normal"/>
    </style:style>
    <style:style style:name="T11" style:family="text">
      <style:text-properties fo:font-size="14pt" fo:font-weight="normal" officeooo:rsid="0024e476" style:font-size-asian="14pt" style:font-weight-asian="normal" style:font-size-complex="14pt" style:font-weight-complex="normal"/>
    </style:style>
    <style:style style:name="T12" style:family="text">
      <style:text-properties fo:color="#000000" fo:font-size="14pt" fo:font-weight="bold" style:font-size-asian="14pt" style:font-weight-asian="bold" style:font-size-complex="14pt"/>
    </style:style>
    <style:style style:name="T13" style:family="text">
      <style:text-properties fo:color="#000000" fo:font-size="14pt" fo:font-weight="bold" officeooo:rsid="000b21a4" style:font-size-asian="14pt" style:font-weight-asian="bold" style:font-size-complex="14pt"/>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22a878" style:font-weight-asian="normal" style:font-weight-complex="normal"/>
    </style:style>
    <style:style style:name="T16" style:family="text">
      <style:text-properties fo:color="#000000" fo:font-style="italic" fo:font-weight="normal" style:font-weight-asian="normal" style:font-weight-complex="normal"/>
    </style:style>
    <style:style style:name="T17" style:family="text">
      <style:text-properties fo:color="#000000" style:font-name="Times New Roman1" fo:font-size="14pt"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color="#000000" style:font-name="Times New Roman1" fo:font-size="14pt" fo:font-style="normal" style:text-underline-style="none" fo:font-weight="normal" officeooo:rsid="00244399" style:font-size-asian="14pt" style:font-style-asian="normal" style:font-weight-asian="normal" style:font-size-complex="14pt" style:font-style-complex="normal" style:font-weight-complex="normal"/>
    </style:style>
    <style:style style:name="T19" style:family="text">
      <style:text-properties fo:font-variant="normal" fo:text-transform="none" fo:font-size="14pt" style:font-size-asian="14pt" style:font-size-complex="14pt"/>
    </style:style>
    <style:style style:name="T20" style:family="text">
      <style:text-properties fo:font-variant="normal" fo:text-transform="none" fo:font-size="14pt" officeooo:rsid="00215049" style:font-size-asian="14pt" style:font-size-complex="14pt"/>
    </style:style>
    <style:style style:name="T21" style:family="text">
      <style:text-properties fo:font-weight="normal" style:font-weight-asian="normal" style:font-weight-complex="normal"/>
    </style:style>
    <style:style style:name="T22" style:family="text">
      <style:text-properties fo:font-weight="normal" officeooo:rsid="0022a878" style:font-weight-asian="normal" style:font-weight-complex="normal"/>
    </style:style>
    <style:style style:name="T23" style:family="text">
      <style:text-properties officeooo:rsid="00154be5"/>
    </style:style>
    <style:style style:name="T24" style:family="text">
      <style:text-properties officeooo:rsid="00215049"/>
    </style:style>
    <style:style style:name="T25"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6"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27" style:family="text">
      <style:text-properties style:font-name="Times New Roman1" fo:font-size="14pt" style:font-size-asian="14pt" style:font-size-complex="14pt"/>
    </style:style>
    <style:style style:name="T28" style:family="text">
      <style:text-properties style:font-name="Times New Roman1" fo:font-size="14pt" fo:font-weight="bold" style:font-size-asian="14pt" style:font-weight-asian="bold" style:font-size-complex="14pt" style:font-weight-complex="bold"/>
    </style:style>
    <style:style style:name="T29" style:family="text">
      <style:text-properties style:font-name="Times New Roman1" fo:font-size="14pt" fo:font-weight="normal" style:font-size-asian="14pt" style:font-weight-asian="normal" style:font-size-complex="14pt" style:font-weight-complex="normal"/>
    </style:style>
    <style:style style:name="T30" style:family="text">
      <style:text-properties officeooo:rsid="002236b7"/>
    </style:style>
    <style:style style:name="T31" style:family="text">
      <style:text-properties officeooo:rsid="0022a878"/>
    </style:style>
    <style:style style:name="T32" style:family="text">
      <style:text-properties officeooo:rsid="00244399"/>
    </style:style>
    <style:style style:name="T33" style:family="text">
      <style:text-properties officeooo:rsid="0024e47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МИНОБРНАУКИ РОССИИ</text:p>
      <text:p text:style-name="P4">Санкт-Петербургский государственный</text:p>
      <text:p text:style-name="P4">электротехнический университет</text:p>
      <text:p text:style-name="P4">«ЛЭТИ» им. В.И. Ульянова (Ленина)</text:p>
      <text:p text:style-name="P3"><text:span text:style-name="T4">Кафедра </text:span><text:span text:style-name="T5">МО ЭВМ</text:span></text:p>
      <text:p text:style-name="P4"/>
      <text:p text:style-name="P4"/>
      <text:p text:style-name="P6"/>
      <text:p text:style-name="P6"/>
      <text:p text:style-name="P6"/>
      <text:p text:style-name="P6"/>
      <text:p text:style-name="P6"/>
      <text:p text:style-name="P14"><text:span text:style-name="Название_20_книги"><text:span text:style-name="T1">отчет</text:span></text:span></text:p>
      <text:p text:style-name="P3"><text:span text:style-name="T4">по лабораторной работе </text:span><text:span text:style-name="T5">№</text:span><text:span text:style-name="T8">3</text:span></text:p>
      <text:p text:style-name="P3"><text:span text:style-name="T4">по дисциплине </text:span><text:span text:style-name="T12">«</text:span><text:span text:style-name="T13">Программирование</text:span><text:span text:style-name="T12">»</text:span></text:p>
      <text:p text:style-name="P3"><text:span text:style-name="Название_20_книги"><text:span text:style-name="T19">Тема: </text:span></text:span><text:span text:style-name="Название_20_книги"><text:span text:style-name="T20">Использование указателей</text:span></text:span></text:p>
      <text:p text:style-name="P6"/>
      <text:p text:style-name="P6"/>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text:span text:style-name="T2">Студент гр. </text:span><text:span text:style-name="T3">7381</text:span></text:p>
          </table:table-cell>
          <table:table-cell table:style-name="Таблица1.B1" office:value-type="string">
            <text:p text:style-name="P7"/>
          </table:table-cell>
          <table:table-cell table:style-name="Таблица1.A1" office:value-type="string">
            <text:p text:style-name="P9">Лукашев Р.С.</text:p>
          </table:table-cell>
        </table:table-row>
        <table:table-row table:style-name="Таблица1.1">
          <table:table-cell table:style-name="Таблица1.A1" office:value-type="string">
            <text:p text:style-name="P5">Преподаватель</text:p>
          </table:table-cell>
          <table:table-cell table:style-name="Таблица1.B2" office:value-type="string">
            <text:p text:style-name="P7"/>
          </table:table-cell>
          <table:table-cell table:style-name="Таблица1.A1" office:value-type="string">
            <text:p text:style-name="P9">Берленко Т.А.</text:p>
          </table:table-cell>
        </table:table-row>
      </table:table>
      <text:p text:style-name="P8"/>
      <text:p text:style-name="P8"/>
      <text:p text:style-name="P8">Санкт-Петербург</text:p>
      <text:p text:style-name="P10">2017</text:p>
      <text:p text:style-name="P20">Цель работы.</text:p>
      <text:p text:style-name="P21"><text:tab/><text:span text:style-name="T24">Изучить указатели в языке Си и научиться основам работы с ними.</text:span></text:p>
      <text:p text:style-name="P21"><text:tab/><text:span text:style-name="T24">Научиться работать с динамической памятью в языке Си.</text:span></text:p>
      <text:p text:style-name="P21"><text:tab/><text:span text:style-name="T24">Создать проект на основе полученных знаний.</text:span></text:p>
      <text:p text:style-name="P22"/>
      <text:p text:style-name="P12">Основные теоретические положения.</text:p>
      <text:h text:style-name="P30" text:outline-level="3"><text:span text:style-name="Source_20_Text"><text:span text:style-name="T26">Указатель</text:span></text:span><text:span text:style-name="Source_20_Text"><text:span text:style-name="T25"> – это переменная, содержащая адрес другой переменной.</text:span></text:span></text:h>
      <text:h text:style-name="P56" text:outline-level="3"><text:span text:style-name="Source_20_Text"><text:span text:style-name="T25">Синтаксис объявления указателя:</text:span></text:span></text:h>
      <text:p text:style-name="P64"><text:span text:style-name="Source_20_Text"><text:span text:style-name="T28">&lt;тип_переменной_на_которую_ссылается_указатель&gt;</text:span></text:span><text:span text:style-name="Source_20_Text"><text:span text:style-name="T27">* </text:span></text:span><text:span text:style-name="Source_20_Text"><text:span text:style-name="T28">&lt;название переменной&gt;</text:span></text:span><text:span text:style-name="Source_20_Text"><text:span text:style-name="T29">;</text:span></text:span></text:p>
      <text:p text:style-name="P64"><text:span text:style-name="Source_20_Text"><text:span text:style-name="T29">Каждая переменная имеет своё место в оперативной памяти, т.е. адрес, по которому к ней обращается программа и может обращаться программист.</text:span></text:span></text:p>
      <text:p text:style-name="P65">Унарная операция &amp; даёт адрес объекта. <text:s/>Она применима только к переменным и элементам массива, конструкции вида &amp;(x-1) и &amp;3 являются незаконными. В то же время, у указателя есть унарная операция разыменования *, которая позволяет получить значение ячейки, на которую ссылается указатель. <text:s/></text:p>
      <text:h text:style-name="P57" text:outline-level="3"><text:span text:style-name="Source_20_Text"><text:span text:style-name="T25">Любую операцию, которую можно выполнить с помощью индексов массива, можно сделать и с помощью указателей. </text:span></text:span></text:h>
      <text:h text:style-name="P29" text:outline-level="3"/>
      <text:h text:style-name="P59" text:outline-level="3">Если p_array — <text:span text:style-name="T30">указатель,</text:span> указыва<text:span text:style-name="T30">ющий</text:span> на некоторый определенный (array[i]) элемент массива array, то p_array+1 указывает на следующий элемент после p_array, т.е. на array[i+1]. <text:span text:style-name="T30">Тогда как p_array-1 указывает на предыдущий элемент, т.е. на array[i-1].</text:span></text:h>
      <text:h text:style-name="P59" text:outline-level="3"><text:span text:style-name="T30">Если указатели р и q указывают на элементы одного массива, то к ним можно применять операторы отношения ==, !=, &lt;, &gt;= и т. д. Например, отношение вида p &lt; q истинно, если р указывает на более ранний элемент массива, чем q. Любой указатель всегда можно сравнить на равенство и неравенство с нулем. А вот для указателей, не указывающих на элементы одного массива, результат арифметических операций или сравнений не определен. </text:span></text:h>
      <text:h text:style-name="P29" text:outline-level="3"/>
      <text:h text:style-name="P62" text:outline-level="3"><text:span text:style-name="T21">Если нам необходимо изменить значение некоторой внешней переменной внутри функции, необходимо </text:span><text:span text:style-name="T22">использовать</text:span><text:span text:style-name="T21"> не саму переменную, а указатель на нее (поскольку иначе функция работала бы с копией нашей переменной, </text:span><text:span text:style-name="T22">изменение переменной внутри функции не повлияло бы на оригинальную</text:span><text:span text:style-name="T21">). </text:span><text:span text:style-name="T22">При вызове функции в таком случае следует передать в качестве аргумента адрес нашей переменной.</text:span></text:h>
      <text:h text:style-name="P62" text:outline-level="3"><text:span text:style-name="T22"/></text:h>
      <text:h text:style-name="P61" text:outline-level="3"><text:span text:style-name="T31">Могут возникнуть ситуации, когда объем требуемой памяти в момент написания программы неизвестен и требуется, чтобы выделенная память существовала вне функций, в которых она выделена (играет роль область жизни локальных переменных) или требуется выделить очень большой объем памяти. В этом помогает динамическая память.</text:span></text:h>
      <text:h text:style-name="P61" text:outline-level="3"><text:soft-page-break/></text:h>
      <text:h text:style-name="P61" text:outline-level="3">В программах на языке С нет механизма, автоматически освобождающего динамически выделенную память, поэтому такая задача ложится на плечи программиста. Если забыть про это, то объем доступной свободной памяти будет уменьшаться (так как выделенная ранее память освобождена не будет) и это может привести к исчерпанию всей доступной памяти. Такие ситуации называются "утечками памяти".</text:h>
      <text:h text:style-name="P61" text:outline-level="3"/>
      <text:h text:style-name="P63" text:outline-level="3">Для работы с динамической памятью используются следующие функции:</text:h>
      <text:list xml:id="list4054307710" text:style-name="L15">
        <text:list-item>
          <text:h text:style-name="P32" text:outline-level="3"><text:span text:style-name="T15">malloc </text:span><text:span text:style-name="T14">( </text:span><text:span text:style-name="T16">void* malloc (size_t size) ) </text:span><text:span text:style-name="T14">- выделяет блок из size байт и возвращает указатель на начало этого блока</text:span></text:h>
        </text:list-item>
        <text:list-item>
          <text:h text:style-name="P32" text:outline-level="3"><text:span text:style-name="T15">calloc </text:span><text:span text:style-name="T14">( </text:span><text:span text:style-name="T16">void* calloc (size_t num, size_t size)</text:span><text:span text:style-name="T14"> ) - выделяет блок для num элементов, каждый из которых занимает size байт и инициализирует все биты выделеного блока нулями</text:span></text:h>
        </text:list-item>
        <text:list-item>
          <text:h text:style-name="P32" text:outline-level="3"><text:span text:style-name="T15">realloc </text:span><text:span text:style-name="T14">( </text:span><text:span text:style-name="T16">void* realloc (void* ptr, size_t size)</text:span><text:span text:style-name="T14"> ) - изменяет размер ранее выделенной области памяти на которую ссылается указатель ptr. Возвращает указатель на область памяти, измененного размера.</text:span></text:h>
        </text:list-item>
        <text:list-item>
          <text:h text:style-name="P42" text:outline-level="3"><text:span text:style-name="T15">free </text:span><text:span text:style-name="T14">( </text:span><text:span text:style-name="T16">void free (void* ptr)</text:span><text:span text:style-name="T14"> ) - высвобождает выделенную ранее память.</text:span></text:h>
        </text:list-item>
      </text:list>
      <text:h text:style-name="P61" text:outline-level="3">В языке С предусмотрены статические многомерные массивы, хотя на практике чаще находят применение динамические. Простейший многомерный массив - двумерный. Его объявление похоже на объявление одномерного массива, только теперь в своих квадратных скобках указывается еще и вторая размерность. Первая размерность задает количество строк, вторая - количество столбцов (размер каждой строки). Индексируются многомерные массивы также с нуля.</text:h>
      <text:h text:style-name="P61" text:outline-level="3">Технически, динамических двумерных массивов в языке С не предусмотрено. Однако, ничего не мешает нам создать динамический одномерный массив, каждым элементом которого будет являться указатель на другой динамический одномерный массив.</text:h>
      <text:h text:style-name="P61" text:outline-level="3"/>
      <text:h text:style-name="P58" text:outline-level="3">Двумерный массив NxM можно представить в виде N одномерных массивов длинны M. Таким образом, мы имеем N указателей типа int (каждый их которых ссылается на первый элемент массивов-строк). Для их хранения, используем массив типа int* длины N. Осталось только динамически выделить память под этот массив. Указатель на массив элементов типа int* будет иметь типа int** (указатель на указатель).</text:h>
      <text:h text:style-name="P58" text:outline-level="3"/>
      <text:h text:style-name="P60" text:outline-level="3">Формально, в языке Си нет специального типа данных для строк, но представление их довольно естественно - строки в языке Си это массивы символов, завершающиеся нулевым символом ('\0'). Это порождает следующие особенности, которые следует помнить:</text:h>
      <text:list xml:id="list1510881453" text:style-name="L16">
        <text:list-item>
          <text:h text:style-name="P31" text:outline-level="3">Нулевой символ является обязательным. </text:h>
        </text:list-item>
        <text:list-item>
          <text:h text:style-name="P31" text:outline-level="3"><text:soft-page-break/>Символы, расположенные в массиве после первого нулевого символа никак не интерпретируются и считаются мусором. </text:h>
        </text:list-item>
        <text:list-item>
          <text:h text:style-name="P31" text:outline-level="3">Отсутствие нулевого символа может привести к выходу за границу массива.</text:h>
        </text:list-item>
        <text:list-item>
          <text:h text:style-name="P31" text:outline-level="3">Фактический размер массива должен быть на единицу больше количества символов в строке (для хранения нулевого символа)</text:h>
        </text:list-item>
        <text:list-item>
          <text:h text:style-name="P37" text:outline-level="3">Выполняя операции над строками, нужно учитывать размер массива, выделенный под хранение строки. </text:h>
        </text:list-item>
      </text:list>
      <text:h text:style-name="P36" text:outline-level="3">Строки могут быть инициализированы при объявлении.</text:h>
      <text:p text:style-name="P27">Строки можно считать испульзуя следующие стандартные функции:</text:p>
      <text:p text:style-name="P28"><text:span text:style-name="T9"> char* </text:span><text:span text:style-name="T10">fgets</text:span><text:span text:style-name="T9">(char *str, int num, FILE *stream)</text:span></text:p>
      <text:list xml:id="list3269644479" text:style-name="L17">
        <text:list-item>
          <text:h text:style-name="P33" text:outline-level="3">Безопасный способ (явно указывается размер буфера)</text:h>
        </text:list-item>
        <text:list-item>
          <text:h text:style-name="P33" text:outline-level="3">Считывает до символа переноса строки</text:h>
        </text:list-item>
        <text:list-item>
          <text:h text:style-name="P40" text:outline-level="3">Помещает символ переноса строки в строку-буфер (!)</text:h>
        </text:list-item>
      </text:list>
      <text:h text:style-name="P41" text:outline-level="3"><text:span text:style-name="T9"> int </text:span><text:span text:style-name="T10">scanf</text:span><text:span text:style-name="T9">( const char * format, arg1, arg2, ...argN);</text:span></text:h>
      <text:list xml:id="list2091683080" text:style-name="L18">
        <text:list-item>
          <text:h text:style-name="P34" text:outline-level="3">%s в форматной строке для ввода строки</text:h>
        </text:list-item>
        <text:list-item>
          <text:h text:style-name="P34" text:outline-level="3">Считывает символы до первого символа табуляции (не помещая его в строку)</text:h>
        </text:list-item>
        <text:list-item>
          <text:h text:style-name="P34" text:outline-level="3">Не контролирует размер буфера</text:h>
        </text:list-item>
        <text:list-item>
          <text:h text:style-name="P39" text:outline-level="3">Потенциально опасна</text:h>
        </text:list-item>
      </text:list>
      <text:h text:style-name="P41" text:outline-level="3"><text:span text:style-name="T9"> char* </text:span><text:span text:style-name="T10">gets</text:span><text:span text:style-name="T9">(char* str);</text:span></text:h>
      <text:list xml:id="list3651480624" text:style-name="L19">
        <text:list-item>
          <text:h text:style-name="P35" text:outline-level="3">Не контролирует размер буфера</text:h>
        </text:list-item>
        <text:list-item>
          <text:h text:style-name="P43" text:outline-level="3"><text:span text:style-name="T9">Потенциально опасна</text:span></text:h>
        </text:list-item>
      </text:list>
      <text:h text:style-name="P41" text:outline-level="3"><text:span text:style-name="T9"/></text:h>
      <text:p text:style-name="P11"><text:span text:style-name="T23">Ход работы</text:span>.</text:p>
      <text:p text:style-name="P13"><text:span text:style-name="Source_20_Text"><text:span text:style-name="T18"><text:tab/>Был написан проект программы</text:span></text:span><text:span text:style-name="Source_20_Text"><text:span text:style-name="T17">, которая форматирует некоторый текст и выводит результат на консоль.</text:span></text:span></text:p>
      <text:p text:style-name="P13"><text:span text:style-name="Source_20_Text"><text:span text:style-name="T17"/></text:span></text:p>
      <text:p text:style-name="P25">На вход программе подается текст который заканчивается предложением "Dragon flew away!".</text:p>
      <text:p text:style-name="P25"/>
      <text:p text:style-name="P25">Предложени<text:span text:style-name="T32">я</text:span> (кроме последнего) мо<text:span text:style-name="T32">гут</text:span> заканчиваться на:</text:p>
      <text:p text:style-name="P25"><text:s text:c="4"/>. (точка)</text:p>
      <text:p text:style-name="P25"><text:soft-page-break/><text:s text:c="4"/>; (точка с запятой)</text:p>
      <text:p text:style-name="P25"><text:s text:c="4"/>? (вопросительный знак) </text:p>
      <text:p text:style-name="P25"/>
      <text:p text:style-name="P25">Программа <text:span text:style-name="T32">изменяет</text:span> и вы<text:span text:style-name="T32">водит</text:span> текст следующим образом:</text:p>
      <text:p text:style-name="P25"><text:s text:c="4"/>Каждое предложение <text:span text:style-name="T32">начинается</text:span> с новой строки.</text:p>
      <text:p text:style-name="P25"><text:s text:c="4"/>Табуляция в начале предложения удалена.</text:p>
      <text:p text:style-name="P25"><text:s text:c="4"/>Все предложения, которые заканчиваются на '?' удалены.</text:p>
      <text:p text:style-name="P25"/>
      <text:p text:style-name="P25">Текст <text:span text:style-name="T32">заканчивается</text:span> фразой "Количество предложений до n и количество предложений после m", где n - количество предложений в изначальном тексте (без учета терминального предложения "Dragon flew away!") и m - количество предложений в отформатированном тексте (без учета предложения про количество из данного пункта). </text:p>
      <text:p text:style-name="P25"/>
      <text:p text:style-name="P25">* Порядок предложений не <text:span text:style-name="T32">меняется</text:span></text:p>
      <text:p text:style-name="P25">* Статическ<text:span text:style-name="T32">ое</text:span> выде<text:span text:style-name="T32">ление</text:span> памят<text:span text:style-name="T32">и</text:span> под текст <text:span text:style-name="T32">запрещено</text:span> </text:p>
      <text:p text:style-name="P25">* Пробел между предложениями является разделителем, а не частью какого-то предложения</text:p>
      <text:p text:style-name="P25"/>
      <text:p text:style-name="P26">Для проекта написан Makefile.</text:p>
      <text:p text:style-name="P23"/>
      <text:h text:style-name="P15" text:outline-level="3"><text:span text:style-name="T6"><text:tab/></text:span><text:span text:style-name="T7">Выводы.</text:span></text:h>
      <text:h text:style-name="P15" text:outline-level="3"><text:span text:style-name="T7"><text:tab/></text:span><text:span text:style-name="T10">Были изучены основы работы с указателями в языке Си, динамической памятью. Были усовершенствованы старые навыки написания программ на языке Си, создан проект </text:span><text:span text:style-name="T11">на основе полученных знаний</text:span><text:span text:style-name="T10">.</text:span></text:h>
      <text:h text:style-name="P16" text:outline-level="3"/>
      <text:h text:style-name="P38" text:outline-level="3">Исходный код проекта.</text:h>
      <text:list xml:id="list2210037566" text:style-name="L5">
        <text:list-item>
          <text:h text:style-name="P44" text:outline-level="3">Файл «Makefile»:</text:h>
        </text:list-item>
      </text:list>
      <text:h text:style-name="P17" text:outline-level="3">All: main.o</text:h>
      <text:h text:style-name="P17" text:outline-level="3"><text:s text:c="8"/>gcc main.o</text:h>
      <text:h text:style-name="P17" text:outline-level="3"><text:soft-page-break/>main.o: main.c</text:h>
      <text:h text:style-name="P17" text:outline-level="3"><text:s text:c="8"/>gcc -c main.c</text:h>
      <text:h text:style-name="P17" text:outline-level="3"/>
      <text:list xml:id="list174159233" text:style-name="L6">
        <text:list-item>
          <text:h text:style-name="P45" text:outline-level="3">Файл «m<text:span text:style-name="T33">ain</text:span>.c»:</text:h>
        </text:list-item>
      </text:list>
      <text:h text:style-name="P55" text:outline-level="3"><text:span text:style-name="T33">#</text:span>include &lt;stdio.h&gt;</text:h>
      <text:h text:style-name="P55" text:outline-level="3">#include &lt;stdlib.h&gt;</text:h>
      <text:h text:style-name="P55" text:outline-level="3">#include &lt;string.h&gt;</text:h>
      <text:h text:style-name="P55" text:outline-level="3"/>
      <text:h text:style-name="P55" text:outline-level="3">#define N 16</text:h>
      <text:h text:style-name="P55" text:outline-level="3">#define term "Dragon flew away!"</text:h>
      <text:h text:style-name="P55" text:outline-level="3"/>
      <text:h text:style-name="P55" text:outline-level="3">int main(){</text:h>
      <text:h text:style-name="P55" text:outline-level="3"><text:s/>char* sen = (char*)calloc(1,sizeof(char));</text:h>
      <text:h text:style-name="P55" text:outline-level="3"><text:s text:c="2"/>int s = 0;</text:h>
      <text:h text:style-name="P55" text:outline-level="3"><text:s text:c="3"/>int n = 0, m = 0;</text:h>
      <text:h text:style-name="P55" text:outline-level="3"><text:s text:c="4"/>char c;</text:h>
      <text:h text:style-name="P55" text:outline-level="3"><text:s text:c="3"/>while(strcmp(sen,term)){</text:h>
      <text:h text:style-name="P55" text:outline-level="3"><text:s text:c="8"/>c = getchar();</text:h>
      <text:h text:style-name="P55" text:outline-level="3"><text:s text:c="8"/>if((s==0) &amp;&amp; ((c=='\t') || (c==' ')))</text:h>
      <text:h text:style-name="P55" text:outline-level="3"><text:s text:c="8"/>continue;</text:h>
      <text:h text:style-name="P55" text:outline-level="3"><text:s text:c="8"/>if ((s % N) == 0)</text:h>
      <text:h text:style-name="P55" text:outline-level="3"><text:s text:c="9"/>sen = (char*)realloc(sen, (strlen(sen)+N+1)*sizeof(char));</text:h>
      <text:h text:style-name="P55" text:outline-level="3"><text:s text:c="8"/>sen[s++] = c;</text:h>
      <text:h text:style-name="P55" text:outline-level="3"><text:s text:c="8"/>if ((c == '.') || (c == ';')){</text:h>
      <text:h text:style-name="P55" text:outline-level="3"><text:s text:c="9"/>sen[s]='\0';</text:h>
      <text:h text:style-name="P55" text:outline-level="3"><text:s text:c="10"/>printf("%s\n", sen);</text:h>
      <text:h text:style-name="P55" text:outline-level="3"><text:s text:c="11"/>free(sen);</text:h>
      <text:h text:style-name="P55" text:outline-level="3"><text:s text:c="12"/>sen = (char*)calloc(1,sizeof(char));</text:h>
      <text:h text:style-name="P55" text:outline-level="3"><text:s text:c="11"/>n++;</text:h>
      <text:h text:style-name="P55" text:outline-level="3"><text:s text:c="10"/>m++;</text:h>
      <text:h text:style-name="P55" text:outline-level="3"><text:s text:c="9"/>s = 0;</text:h>
      <text:h text:style-name="P55" text:outline-level="3"><text:s text:c="8"/>}</text:h>
      <text:h text:style-name="P55" text:outline-level="3"><text:s text:c="4"/>if (c=='?'){</text:h>
      <text:h text:style-name="P55" text:outline-level="3"><text:s text:c="8"/>n++;</text:h>
      <text:h text:style-name="P55" text:outline-level="3"><text:s text:c="9"/>s = 0;</text:h>
      <text:h text:style-name="P55" text:outline-level="3"><text:s text:c="9"/>free(sen);</text:h>
      <text:h text:style-name="P55" text:outline-level="3"><text:s text:c="8"/>sen = (char*)calloc(1,sizeof(char));</text:h>
      <text:h text:style-name="P55" text:outline-level="3"><text:s text:c="4"/>}</text:h>
      <text:h text:style-name="P55" text:outline-level="3"><text:s text:c="2"/>}</text:h>
      <text:h text:style-name="P55" text:outline-level="3"><text:s/>printf("%s\n", sen);</text:h>
      <text:h text:style-name="P55" text:outline-level="3"><text:s/>printf("Количество предложений до %d и количество предложений после %d", n, m);</text:h>
      <text:h text:style-name="P55" text:outline-level="3"><text:s/>free(sen);</text:h>
      <text:h text:style-name="P55" text:outline-level="3">return 0;</text:h>
      <text:h text:style-name="P55" text:outline-level="3"><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tab-stops>
          <style:tab-stop style:position="17.002cm" style:type="right"/>
        </style:tab-stops>
      </style:paragraph-properties>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7</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5-11-10T19:52:00</meta:creation-date>
    <dc:date>2017-12-01T01:00:18.945696333</dc:date>
    <meta:print-date>2015-07-17T12:06:00</meta:print-date>
    <meta:editing-cycles>6</meta:editing-cycles>
    <meta:editing-duration>PT5M48S</meta:editing-duration>
    <meta:generator>LibreOffice/5.4.1.2$Linux_X86_64 LibreOffice_project/40m0$Build-2</meta:generator>
    <meta:document-statistic meta:table-count="1" meta:image-count="0" meta:object-count="0" meta:page-count="7" meta:paragraph-count="124" meta:word-count="1115" meta:character-count="8110" meta:non-whitespace-character-count="6874"/>
  </office:meta>
</office:document-meta>
</file>